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abf" officeooo:paragraph-rsid="001c1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4 HTML/CSS</text:p>
      <text:p text:style-name="P1"/>
      <text:p text:style-name="P1">Exercice 1 </text:p>
      <text:p text:style-name="P1"/>
      <text:p text:style-name="P1">1.2) px, em % et eventuellement vj et vw</text:p>
      <text:p text:style-name="P1"/>
      <text:p text:style-name="P1">1.3) cm non utilisé car pas fiable et pas la meme sortie selon la resolution de l’écran</text:p>
      <text:p text:style-name="P1"/>
      <text:p text:style-name="P1">1.4) px ou %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27:23.869984141</meta:creation-date>
    <dc:date>2019-09-24T16:56:35.225484175</dc:date>
    <meta:editing-duration>PT19M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5" meta:word-count="35" meta:character-count="163" meta:non-whitespace-character-count="132"/>
  </office:meta>
</office:document-meta>
</file>